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>
      <style:graphic-properties draw:ole-draw-aspect="1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="solid" draw:fill-color="#c0c0c0" draw:textarea-horizontal-align="center" draw:textarea-vertical-align="middle"/>
    </style:style>
    <style:style style:name="gr4" style:family="graphic" style:parent-style-name="standard">
      <style:graphic-properties draw:fill="solid" draw:fill-color="#c0c0c0" draw:textarea-horizontal-align="center" draw:textarea-vertical-align="middle" draw:shadow="visibl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e6e6e6" draw:textarea-horizontal-align="center" draw:textarea-vertical-align="middle"/>
    </style:style>
    <style:style style:name="P1" style:family="paragraph">
      <style:paragraph-properties fo:text-align="center"/>
      <style:text-properties fo:font-size="12pt" fo:font-weight="bold" style:font-size-asian="18pt" style:font-size-complex="18pt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18.091cm" svg:height="1.761cm" svg:x="1.005cm" svg:y="1.00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rect draw:style-name="gr2" draw:text-style-name="P1" draw:id="id4" draw:layer="layout" svg:width="6cm" svg:height="1.5cm" svg:x="1.5cm" svg:y="26.5cm">
          <text:p text:style-name="P1">plugin_pi1</text:p>
        </draw:rect>
        <draw:rect draw:style-name="gr3" draw:text-style-name="P1" draw:id="id3" draw:layer="layout" svg:width="6cm" svg:height="3cm" svg:x="13cm" svg:y="23.5cm">
          <text:p text:style-name="P1">Offer</text:p>
          <text:p text:style-name="P1">Model and Database</text:p>
        </draw:rect>
        <draw:rect draw:style-name="gr4" draw:text-style-name="P1" draw:id="id1" draw:layer="layout" svg:width="6cm" svg:height="3.5cm" svg:x="7cm" svg:y="15cm">
          <text:p text:style-name="P1">pageOffer</text:p>
        </draw:rect>
        <draw:rect draw:style-name="gr4" draw:text-style-name="P1" draw:id="id2" draw:layer="layout" svg:width="6cm" svg:height="3cm" svg:x="13cm" svg:y="9cm">
          <text:p text:style-name="P1">ViewOffer</text:p>
          <text:p text:style-name="P1">MakeView with given Data</text:p>
        </draw:rect>
        <draw:rect draw:style-name="gr2" draw:text-style-name="P1" draw:id="id5" draw:layer="layout" svg:width="6cm" svg:height="1.5cm" svg:x="1.5cm" svg:y="4.5cm">
          <text:p text:style-name="P1">Browser client</text:p>
        </draw:rect>
        <draw:connector draw:style-name="gr5" draw:text-style-name="P2" draw:layer="layout" draw:type="lines" draw:line-skew="0cm -2.5cm" svg:x1="10cm" svg:y1="15cm" svg:x2="13cm" svg:y2="10.5cm" draw:start-shape="id1" draw:start-glue-point="0" draw:end-shape="id2" svg:d="m10000 15000v-500-4000h3000">
          <text:p text:style-name="P2"><text:span text:style-name="T1">Select view</text:span></text:p>
          <text:p text:style-name="P2"><text:span text:style-name="T1">GetContent</text:span></text:p>
        </draw:connector>
        <draw:connector draw:style-name="gr5" draw:text-style-name="P2" draw:layer="layout" draw:type="lines" svg:x1="13cm" svg:y1="16.75cm" svg:x2="16cm" svg:y2="23.5cm" draw:start-shape="id1" draw:end-shape="id3" draw:end-glue-point="0" svg:d="m13000 16750h800l2200 6250v500">
          <text:p text:style-name="P2"><text:span text:style-name="T1">Get data</text:span></text:p>
        </draw:connector>
        <draw:connector draw:style-name="gr5" draw:text-style-name="P2" draw:layer="layout" draw:type="lines" draw:line-skew="0cm 2cm" svg:x1="10cm" svg:y1="18.5cm" svg:x2="7.5cm" svg:y2="27.25cm" draw:start-shape="id1" draw:end-shape="id4" draw:end-glue-point="1" svg:d="m10000 18500v800 7950h-2500">
          <text:p text:style-name="P2"><text:span text:style-name="T1">Select contoller</text:span></text:p>
          <text:p text:style-name="P2"><text:span text:style-name="T1">getContent</text:span></text:p>
        </draw:connector>
        <draw:connector draw:style-name="gr5" draw:text-style-name="P2" draw:layer="layout" draw:type="lines" draw:line-skew="0cm 6.5cm" svg:x1="4.5cm" svg:y1="26.5cm" svg:x2="4.5cm" svg:y2="6cm" draw:start-shape="id4" draw:start-glue-point="0" draw:end-shape="id5" draw:end-glue-point="2" svg:d="m4500 26500v-500-13000-7000">
          <text:p text:style-name="P2"><text:span text:style-name="T1">Request</text:span></text:p>
        </draw:connector>
        <draw:rect draw:style-name="gr3" draw:text-style-name="P1" draw:layer="layout" svg:width="3cm" svg:height="1.5cm" svg:x="6.5cm" svg:y="19cm">
          <text:p text:style-name="P1">FE user</text:p>
        </draw:rect>
        <draw:rect draw:style-name="gr3" draw:text-style-name="P1" draw:layer="layout" svg:width="3cm" svg:height="1.5cm" svg:x="6.5cm" svg:y="13cm">
          <text:p text:style-name="P1">FORM<text:line-break/>Validation</text:p>
        </draw:rect>
        <draw:rect draw:style-name="gr3" draw:text-style-name="P1" draw:layer="layout" svg:width="3cm" svg:height="1.5cm" svg:x="6.5cm" svg:y="11cm">
          <text:p text:style-name="P1">Reuest<text:line-break/>Validation</text:p>
        </draw:rect>
      </draw:page>
      <draw:page draw:name="page2" draw:style-name="dp1" draw:master-page-name="Standard">
        <draw:rect draw:style-name="gr6" draw:text-style-name="P3" draw:layer="layout" svg:width="4cm" svg:height="1cm" svg:x="2cm" svg:y="3cm">
          <text:p text:style-name="P3"><text:span text:style-name="T2">pageOffer</text:span></text:p>
        </draw:rect>
        <draw:rect draw:style-name="gr6" draw:text-style-name="P3" draw:layer="layout" svg:width="4cm" svg:height="1cm" svg:x="7cm" svg:y="3cm">
          <text:p text:style-name="P3"><text:span text:style-name="T2">pageSearchAd</text:span></text:p>
        </draw:rect>
        <draw:rect draw:style-name="gr6" draw:text-style-name="P3" draw:layer="layout" svg:width="4cm" svg:height="1cm" svg:x="1.3cm" svg:y="6.5cm">
          <text:p text:style-name="P3"><text:span text:style-name="T2">Action read</text:span></text:p>
        </draw:rect>
        <draw:rect draw:style-name="gr6" draw:text-style-name="P3" draw:layer="layout" svg:width="4cm" svg:height="1cm" svg:x="5.8cm" svg:y="6.5cm">
          <text:p text:style-name="P3"><text:span text:style-name="T2">Action create</text:span></text:p>
        </draw:rect>
        <draw:rect draw:style-name="gr6" draw:text-style-name="P3" draw:layer="layout" svg:width="3.2cm" svg:height="0.864cm" svg:x="10.8cm" svg:y="6.568cm">
          <text:p text:style-name="P3"><text:span text:style-name="T2">Action update</text:span></text:p>
        </draw:rect>
        <draw:rect draw:style-name="gr6" draw:text-style-name="P3" draw:layer="layout" svg:width="4cm" svg:height="1cm" svg:x="15.4cm" svg:y="6.5cm">
          <text:p text:style-name="P3"><text:span text:style-name="T2">Action delete</text:span></text:p>
        </draw:rect>
        <draw:rect draw:style-name="gr6" draw:text-style-name="P3" draw:layer="layout" svg:width="4cm" svg:height="2cm" svg:x="5.8cm" svg:y="11cm">
          <text:p text:style-name="P3"><text:span text:style-name="T2">Cmd save</text:span></text:p>
        </draw:rect>
        <draw:rect draw:style-name="gr6" draw:text-style-name="P3" draw:layer="layout" svg:width="4cm" svg:height="2cm" svg:x="1.3cm" svg:y="9cm">
          <text:p text:style-name="P3"><text:span text:style-name="T2">Sub actions</text:span></text:p>
        </draw:rect>
        <draw:rect draw:style-name="gr6" draw:text-style-name="P3" draw:layer="layout" svg:width="4cm" svg:height="2cm" svg:x="5.8cm" svg:y="16.9cm">
          <text:p text:style-name="P3"><text:span text:style-name="T2">Cmd cancel</text:span></text:p>
        </draw:rect>
        <draw:rect draw:style-name="gr6" draw:text-style-name="P3" draw:layer="layout" svg:width="4cm" svg:height="2cm" svg:x="5.8cm" svg:y="8.5cm">
          <text:p text:style-name="P3"><text:span text:style-name="T2">Cmd new</text:span></text:p>
        </draw:rect>
        <draw:rect draw:style-name="gr6" draw:text-style-name="P3" draw:layer="layout" svg:width="3.4cm" svg:height="1cm" svg:x="6.4cm" svg:y="13.4cm">
          <text:p text:style-name="P3"><text:span text:style-name="T2">Cmd success</text:span></text:p>
        </draw:rect>
        <draw:rect draw:style-name="gr6" draw:text-style-name="P3" draw:layer="layout" svg:width="3.4cm" svg:height="1cm" svg:x="6.4cm" svg:y="14.8cm">
          <text:p text:style-name="P3"><text:span text:style-name="T2">Cmd failed</text:span></text:p>
        </draw:rect>
        <draw:rect draw:style-name="gr6" draw:text-style-name="P3" draw:layer="layout" svg:width="3.2cm" svg:height="1.73cm" svg:x="10.8cm" svg:y="8.635cm">
          <text:p text:style-name="P3"><text:span text:style-name="T2">Cmd edit</text:span></text:p>
        </draw:rect>
        <draw:rect draw:style-name="gr6" draw:text-style-name="P3" draw:layer="layout" svg:width="3.2cm" svg:height="2cm" svg:x="10.8cm" svg:y="11cm">
          <text:p text:style-name="P3"><text:span text:style-name="T2">Cmd save</text:span></text:p>
        </draw:rect>
        <draw:rect draw:style-name="gr6" draw:text-style-name="P3" draw:layer="layout" svg:width="3.2cm" svg:height="2cm" svg:x="10.8cm" svg:y="16.8cm">
          <text:p text:style-name="P3"><text:span text:style-name="T2">Cmd cancel</text:span></text:p>
        </draw:rect>
        <draw:rect draw:style-name="gr6" draw:text-style-name="P3" draw:layer="layout" svg:width="3cm" svg:height="1cm" svg:x="11cm" svg:y="13.3cm">
          <text:p text:style-name="P3"><text:span text:style-name="T2">Cmd success</text:span></text:p>
        </draw:rect>
        <draw:rect draw:style-name="gr6" draw:text-style-name="P3" draw:layer="layout" svg:width="3cm" svg:height="1cm" svg:x="11cm" svg:y="14.7cm">
          <text:p text:style-name="P3"><text:span text:style-name="T2">Cmd failed</text:span></text:p>
        </draw:rect>
        <draw:rect draw:style-name="gr6" draw:text-style-name="P3" draw:layer="layout" svg:width="3.2cm" svg:height="1.73cm" svg:x="15.5cm" svg:y="11.5cm">
          <text:p text:style-name="P3"><text:span text:style-name="T2">Cmd delete</text:span></text:p>
        </draw:rect>
        <draw:rect draw:style-name="gr6" draw:text-style-name="P3" draw:layer="layout" svg:width="3.2cm" svg:height="2cm" svg:x="15.5cm" svg:y="16.5cm">
          <text:p text:style-name="P3"><text:span text:style-name="T2">Cmd cancel</text:span></text:p>
        </draw:rect>
        <draw:rect draw:style-name="gr6" draw:text-style-name="P3" draw:layer="layout" svg:width="3cm" svg:height="1cm" svg:x="16cm" svg:y="13.6cm">
          <text:p text:style-name="P3"><text:span text:style-name="T2">Cmd success</text:span></text:p>
        </draw:rect>
        <draw:rect draw:style-name="gr6" draw:text-style-name="P3" draw:layer="layout" svg:width="3cm" svg:height="1cm" svg:x="16cm" svg:y="15cm">
          <text:p text:style-name="P3"><text:span text:style-name="T2">Cmd failed</text:span></text:p>
        </draw:rect>
        <draw:rect draw:style-name="gr6" draw:text-style-name="P3" draw:layer="layout" svg:width="3.2cm" svg:height="1.73cm" svg:x="15.5cm" svg:y="8.5cm">
          <text:p text:style-name="P3"><text:span text:style-name="T2">Cmd confirm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29T09:26:36.01</meta:creation-date>
    <dc:date>2009-04-29T11:00:48.26</dc:date>
    <meta:editing-duration>PT01H19M01S</meta:editing-duration>
    <meta:editing-cycles>4</meta:editing-cycles>
    <meta:generator>OpenOffice.org/3.0$Win32 OpenOffice.org_project/300m9$Build-9358</meta:generator>
    <meta:document-statistic meta:object-count="3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ypo3 vd_excavation exchange extension</text:p>
      <text:p text:style-name="Standard"><text:a xlink:type="simple" xlink:href="mailto:jean-luc.thirot@vd.ch">jean-luc.thirot@vd.ch</text:a></text:p>
      <text:p text:style-name="Standard">avril 2009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